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/>
  </office:font-face-decls>
  <office:automatic-styles>
    <style:style style:name="P1" style:family="paragraph" style:parent-style-name="Standard">
      <style:text-properties officeooo:rsid="00114eed" officeooo:paragraph-rsid="00114eed"/>
    </style:style>
    <style:style style:name="P2" style:family="paragraph" style:parent-style-name="Standard">
      <style:text-properties officeooo:rsid="00133463" officeooo:paragraph-rsid="00133463"/>
    </style:style>
    <style:style style:name="P3" style:family="paragraph" style:parent-style-name="Standard">
      <style:text-properties officeooo:rsid="00133463" officeooo:paragraph-rsid="0013f63d"/>
    </style:style>
    <style:style style:name="P4" style:family="paragraph" style:parent-style-name="Standard">
      <style:text-properties officeooo:rsid="0013f63d" officeooo:paragraph-rsid="0013f63d"/>
    </style:style>
    <style:style style:name="T1" style:family="text">
      <style:text-properties style:font-name="Segoe UI"/>
    </style:style>
    <style:style style:name="T2" style:family="text">
      <style:text-properties style:font-name="Segoe UI" fo:font-weight="bold"/>
    </style:style>
    <style:style style:name="T3" style:family="text">
      <style:text-properties officeooo:rsid="0013f6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03FCE6</text:p>
      <text:p text:style-name="Standard">#0073FF</text:p>
      <text:p text:style-name="Standard">#00C2FF</text:p>
      <text:p text:style-name="Standard">#12FC98</text:p>
      <text:p text:style-name="Standard">#0324FC</text:p>
      <text:p text:style-name="Standard">#55D7FF <text:s text:c="46"/><text:span text:style-name="T2">Camila Arciniegas</text:span><text:span text:style-name="T1"> 15:15<text:line-break/></text:span><text:a xlink:type="simple" xlink:href="https://color.adobe.com/es/create/color-Wheel" text:style-name="Internet_20_link" text:visited-style-name="Visited_20_Internet_20_Link"><text:span text:style-name="T1">https://color.adobe.com/es/create/color-Wheel</text:span></text:a><text:span text:style-name="T1"><text:line-break/>👽oved (0u0) OvO 👽 salió<text:line-break/>👽oved (0u0) OvO 👽 se unió como invitado<text:line-break/><text:line-break/></text:span><text:span text:style-name="T2">Camila Arciniegas</text:span><text:span text:style-name="T1"> 15:21<text:line-break/></text:span><text:a xlink:type="simple" xlink:href="https://fonts.google.com/" text:style-name="Internet_20_link" text:visited-style-name="Visited_20_Internet_20_Link"><text:span text:style-name="T1">https://fonts.google.com/</text:span></text:a><text:span text:style-name="T1"><text:line-break/></text:span><text:a xlink:type="simple" xlink:href="https://color.adobe.com/es/explore" text:style-name="Internet_20_link" text:visited-style-name="Visited_20_Internet_20_Link"><text:span text:style-name="T1">https://color.adobe.com/es/explore</text:span></text:a><text:span text:style-name="T1"><text:line-break/></text:span><text:a xlink:type="simple" xlink:href="https://colorhunt.co/" text:style-name="Internet_20_link" text:visited-style-name="Visited_20_Internet_20_Link"><text:span text:style-name="T1">https://colorhunt.co/</text:span></text:a><text:span text:style-name="T1"><text:line-break/></text:span><text:a xlink:type="simple" xlink:href="https://cssgradient.io/" text:style-name="Internet_20_link" text:visited-style-name="Visited_20_Internet_20_Link"><text:span text:style-name="T1">https://cssgradient.io/</text:span></text:a><text:span text:style-name="T1"><text:line-break/><text:line-break/><text:line-break/></text:span><text:a xlink:type="simple" xlink:href="https://www.flaticon.es/iconos-gratis/vector" text:style-name="Internet_20_link" text:visited-style-name="Visited_20_Internet_20_Link"><text:span text:style-name="T1">https://www.flaticon.es/iconos-gratis/vector</text:span></text:a><text:span text:style-name="T1"><text:line-break/>Lucía - F5 se unió como invitado<text:line-break/><text:line-break/><text:line-break/></text:span><text:a xlink:type="simple" xlink:href="https://undraw.co/illustrations" text:style-name="Internet_20_link" text:visited-style-name="Visited_20_Internet_20_Link"><text:span text:style-name="T1">https://undraw.co/illustrations</text:span></text:a><text:span text:style-name="T1"><text:line-break/></text:span><text:a xlink:type="simple" xlink:href="https://pixabay.com/" text:style-name="Internet_20_link" text:visited-style-name="Visited_20_Internet_20_Link"><text:span text:style-name="T1">https://pixabay.com/</text:span></text:a><text:span text:style-name="T1"><text:line-break/></text:span><text:a xlink:type="simple" xlink:href="https://www.vectorstock.com/" text:style-name="Internet_20_link" text:visited-style-name="Visited_20_Internet_20_Link"><text:span text:style-name="T1">https://www.vectorstock.com/</text:span></text:a><text:span text:style-name="T1"><text:line-break/></text:span><text:a xlink:type="simple" xlink:href="https://openclipart.org/" text:style-name="Internet_20_link" text:visited-style-name="Visited_20_Internet_20_Link"><text:span text:style-name="T1">https://openclipart.org/</text:span></text:a><text:span text:style-name="T1"><text:line-break/></text:span><text:a xlink:type="simple" xlink:href="https://www.vector4free.com/" text:style-name="Internet_20_link" text:visited-style-name="Visited_20_Internet_20_Link"><text:span text:style-name="T1">https://www.vector4free.com/</text:span></text:a><text:span text:style-name="T1"><text:line-break/></text:span><text:a xlink:type="simple" xlink:href="https://thenounproject.com/" text:style-name="Internet_20_link" text:visited-style-name="Visited_20_Internet_20_Link"><text:span text:style-name="T1">https://thenounproject.com/</text:span></text:a><text:span text:style-name="T1"><text:line-break/></text:span><text:a xlink:type="simple" xlink:href="https://www.justinmind.com/es/ui-diseno" text:style-name="Internet_20_link" text:visited-style-name="Visited_20_Internet_20_Link"><text:span text:style-name="T1">https://www.justinmind.com/es/ui-diseno</text:span></text:a><text:span text:style-name="T1"><text:line-break/></text:span><text:a xlink:type="simple" xlink:href="https://www.vecteezy.com/free-vector" text:style-name="Internet_20_link" text:visited-style-name="Visited_20_Internet_20_Link"><text:span text:style-name="T1">https://www.vecteezy.com/free-vector</text:span></text:a><text:span text:style-name="T1"> }<text:line-break/></text:span><text:a xlink:type="simple" xlink:href="https://iconmonstr.com/" text:style-name="Internet_20_link" text:visited-style-name="Visited_20_Internet_20_Link"><text:span text:style-name="T1">https://iconmonstr.com/</text:span></text:a><text:span text:style-name="T1"><text:line-break/></text:span><text:a xlink:type="simple" xlink:href="https://pimpmydrawing.com/" text:style-name="Internet_20_link" text:visited-style-name="Visited_20_Internet_20_Link"><text:span text:style-name="T1">https://pimpmydrawing.com/</text:span></text:a><text:span text:style-name="T1"><text:line-break/></text:span><text:a xlink:type="simple" xlink:href="https://icons8.com/" text:style-name="Internet_20_link" text:visited-style-name="Visited_20_Internet_20_Link"><text:span text:style-name="T1">https://icons8.com/</text:span></text:a><text:span text:style-name="T1"><text:line-break/></text:span><text:a xlink:type="simple" xlink:href="https://www.deviantart.com/" text:style-name="Internet_20_link" text:visited-style-name="Visited_20_Internet_20_Link"><text:span text:style-name="T1">https://www.deviantart.com/</text:span></text:a><text:span text:style-name="T1"><text:line-break/></text:span><text:a xlink:type="simple" xlink:href="https://publicdomainvectors.org/" text:style-name="Internet_20_link" text:visited-style-name="Visited_20_Internet_20_Link"><text:span text:style-name="T1">https://publicdomainvectors.org/</text:span></text:a> </text:p>
      <text:p text:style-name="Standard"><text:s/></text:p>
      <text:p text:style-name="Standard"/>
      <text:p text:style-name="Standard"/>
      <text:p text:style-name="P1">EXPERIMENTOS:</text:p>
      <text:p text:style-name="P1">#9B03FC <text:s text:c="11"/>#55FF76</text:p>
      <text:p text:style-name="P1">#FF3BA0 <text:s text:c="10"/>#00FFDE</text:p>
      <text:p text:style-name="P1">#EF00FF <text:s text:c="11"/>#B9FF51</text:p>
      <text:p text:style-name="P1">#AF90FF <text:s text:c="10"/>#00FF31</text:p>
      <text:p text:style-name="P1">#FF0600 <text:s text:c="11"/>#3BFFA3</text:p>
      <text:p text:style-name="P1">#F455FF <text:s text:c="11"/>#30FC03</text:p>
      <text:p text:style-name="P1"/>
      <text:p text:style-name="P1"/>
      <text:p text:style-name="P1"/>
      <text:p text:style-name="P2">Mi nombre es Facundo:</text:p>
      <text:p text:style-name="P3"><text:soft-page-break/>Mi nombre es Facundo:</text:p>
      <text:p text:style-name="P2">tengo 10 años. En el año 2024 empece mi primer curso</text:p>
      <text:p text:style-name="P2">Python y desaroye mi primer videojuego: <text:span text:style-name="T3">Moco game.</text:span></text:p>
      <text:p text:style-name="P4">Actualmente estoy haciendo Python Pro,en kodland.</text:p>
      <text:p text:style-name="P4">Soy un Gamer mi videojuego favorito es minecraft,</text:p>
      <text:p text:style-name="P4">me encantan las peliculas de robots vs monstruos.</text:p>
      <text:p text:style-name="P4">Como Godzilla o pacific rim tambien me gusta </text:p>
      <text:p text:style-name="P4">pokemon <text:s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31T15:18:46.603000000</meta:creation-date>
    <dc:date>2025-06-01T02:06:43.101000000</dc:date>
    <meta:editing-duration>PT10H6M24S</meta:editing-duration>
    <meta:editing-cycles>1</meta:editing-cycles>
    <meta:document-statistic meta:table-count="0" meta:image-count="0" meta:object-count="0" meta:page-count="2" meta:paragraph-count="23" meta:word-count="123" meta:character-count="1325" meta:non-whitespace-character-count="1104"/>
    <meta:generator>LibreOffice/7.2.2.2$Windows_X86_64 LibreOffice_project/02b2acce88a210515b4a5bb2e46cbfb63fe97d56</meta:generator>
  </office:meta>
</office:document-meta>
</file>